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3cm" fo:margin-left="0cm" table:align="left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5.75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List_20_Paragraph" style:list-style-name="L1"/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Title" style:master-page-name="MP0">
      <style:paragraph-properties style:page-number="auto" fo:break-before="page"/>
    </style:style>
    <style:style style:name="T1" style:family="text">
      <style:text-properties style:font-name="Consolas" fo:font-size="9pt" style:font-name-asian="Consolas" style:font-size-asian="9pt" style:font-name-complex="Consolas" style:font-size-complex="9pt"/>
    </style:style>
    <style:style style:name="T2" style:family="text">
      <style:text-properties style:font-name="Calibri"/>
    </style:style>
    <style:style style:name="T3" style:family="text">
      <style:text-properties style:font-name="Calibri" fo:font-size="9pt" style:font-name-asian="Consolas" style:font-size-asian="9pt" style:font-name-complex="Consolas" style:font-size-complex="9pt"/>
    </style:style>
    <style:style style:name="T4" style:family="text">
      <style:text-properties style:font-name="Calibri" fo:font-size="11pt" style:font-name-asian="Consolas" style:font-size-asian="11pt" style:font-name-complex="Consolas" style:font-size-complex="11pt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&amp;M Database implementation details for CPR Broker</text:p>
      <text:h text:style-name="Heading_20_1" text:outline-level="1">Database view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atabase object name</text:p>
          </table:table-cell>
          <table:table-cell table:style-name="Table1.A1" office:value-type="string">
            <text:p text:style-name="P1">Name in code</text:p>
          </table:table-cell>
          <table:table-cell table:style-name="Table1.A1" office:value-type="string">
            <text:p text:style-name="P1">Usage</text:p>
          </table:table-cell>
        </table:table-row>
        <table:table-row>
          <table:table-cell table:style-name="Table1.A1" office:value-type="string">
            <text:p text:style-name="P2">dbo.JY64000V</text:p>
          </table:table-cell>
          <table:table-cell table:style-name="Table1.A1" office:value-type="string">
            <text:p text:style-name="P2">Citizen</text:p>
          </table:table-cell>
          <table:table-cell table:style-name="Table1.A1" office:value-type="string">
            <text:p text:style-name="P2">Most citizen data</text:p>
          </table:table-cell>
        </table:table-row>
        <table:table-row>
          <table:table-cell table:style-name="Table1.A1" office:value-type="string">
            <text:p text:style-name="P2">dbo.JY64200V</text:p>
          </table:table-cell>
          <table:table-cell table:style-name="Table1.A1" office:value-type="string">
            <text:p text:style-name="P2">Child</text:p>
          </table:table-cell>
          <table:table-cell table:style-name="Table1.A1" office:value-type="string">
            <text:p text:style-name="P2">Children retrieval</text:p>
          </table:table-cell>
        </table:table-row>
        <table:table-row>
          <table:table-cell table:style-name="Table1.A1" office:value-type="string">
            <text:p text:style-name="P2">dbo.AA73000V</text:p>
          </table:table-cell>
          <table:table-cell table:style-name="Table1.A1" office:value-type="string">
            <text:p text:style-name="P2">Road</text:p>
          </table:table-cell>
          <table:table-cell table:style-name="Table1.A1" office:value-type="string">
            <text:p text:style-name="P2">Road name retrieval</text:p>
          </table:table-cell>
        </table:table-row>
        <table:table-row>
          <table:table-cell table:style-name="Table1.A1" office:value-type="string">
            <text:p text:style-name="P2">dbo.JY64401V</text:p>
          </table:table-cell>
          <table:table-cell table:style-name="Table1.A1" office:value-type="string">
            <text:p text:style-name="P2">HousePostCode</text:p>
          </table:table-cell>
          <table:table-cell table:style-name="Table1.A1" office:value-type="string">
            <text:p text:style-name="P2">Post code and district</text:p>
          </table:table-cell>
        </table:table-row>
        <table:table-row>
          <table:table-cell table:style-name="Table1.A1" office:value-type="string">
            <text:p text:style-name="P2">dbo.AA73400V</text:p>
          </table:table-cell>
          <table:table-cell table:style-name="Table1.A1" office:value-type="string">
            <text:p text:style-name="P2">HouseRangePostCode</text:p>
          </table:table-cell>
          <table:table-cell table:style-name="Table1.A1" office:value-type="string">
            <text:p text:style-name="P2">Post code and district</text:p>
          </table:table-cell>
        </table:table-row>
        <table:table-row>
          <table:table-cell table:style-name="Table1.A1" office:value-type="string">
            <text:p text:style-name="P2">dbo.AA74000V</text:p>
          </table:table-cell>
          <table:table-cell table:style-name="Table1.A1" office:value-type="string">
            <text:p text:style-name="P2">Authority</text:p>
          </table:table-cell>
          <table:table-cell table:style-name="Table1.A1" office:value-type="string">
            <text:p text:style-name="P2">Birth registration authority</text:p>
          </table:table-cell>
        </table:table-row>
      </table:table>
      <text:p text:style-name="Normal"/>
      <text:h text:style-name="Heading_20_1" text:outline-level="1">Assumptions</text:h>
      <text:p text:style-name="Normal">The implementation code takes some decisions based on a few assumptions. This section describes these decisions.</text:p>
      <text:h text:style-name="Heading_20_2" text:outline-level="2">RegisterOplysningType</text:h>
      <text:p text:style-name="Normal">The object contained in the Item element will differ based on field LANK_KODE in JY64000V</text:p>
      <text:list xml:id="list33503115" text:style-name="L1">
        <text:list-item>
          <text:p text:style-name="P3">5100 (Denmark) will return a CprBorgerType object.</text:p>
        </text:list-item>
        <text:list-item>
          <text:p text:style-name="P3">0 (Null), 5999(Unknown), 5103 (Stateless), 5102 (Adbroad), 5001 (Reserved) will return a UkendtBorgerType object.</text:p>
        </text:list-item>
        <text:list-item>
          <text:p text:style-name="P3">All other country codes will return a UdenlandskBorgerType object.</text:p>
        </text:list-item>
      </text:list>
      <text:h text:style-name="Heading_20_3" text:outline-level="3"><text:bookmark text:name="__RefHeading__148_631840154"/>Suggested change<text:bookmark-end text:name="__RefHeading__148_631840154"/></text:h>
      <text:p text:style-name="P4">It seems that all citizens in the database have full details and Danish addresses. Since the <text:s/>CprBorgerType contains a field for nationality <text:span text:style-name="T2">(</text:span><text:span text:style-name="T4">PersonNationalityCode), we suggest that we always return CprBorgerType regardless of the nationality.</text:span></text:p>
      <text:h text:style-name="Heading_20_2" text:outline-level="2">UdenlandskBorgerType</text:h>
      <text:p text:style-name="Normal">The CPR number will always be in element PersonCivilRegistrationReplacementIdentifier. The elements FoedselslandKode (birth nationality), <text:tab/>PersonIdentifikator and SprogKode (language code) will always be null.</text:p>
      <text:h text:style-name="Heading_20_2" text:outline-level="2"><text:soft-page-break/>Population Address</text:h>
      <text:p text:style-name="Normal">The addresses returned in Item element of AdresseType will always be of type DanskAdresseType. This is returned in CprBorgerType.FolkeregisterAdresse. This means that citizens with a non Danish LAND_KODE will not have an address.</text:p>
      <text:p text:style-name="Normal">Please see <text:bookmark-ref text:reference-format="text" text:ref-name="__RefHeading__148_631840154">Suggested change</text:bookmark-ref> for a possible fix.</text:p>
      <text:h text:style-name="Heading_20_2" text:outline-level="2">Null Address fields</text:h>
      <text:p text:style-name="Normal">The following fields of DanskAdresseType will always be null : AddressPoint, NoteTekst, PolitiDistriktTekst, SkoleDistriktTekst, SocialDistriktTekst, UkendtAdresseIndikator, SogneDistriktTekst, ValgkredsDistriktTekst</text:p>
      <text:p text:style-name="Normal">The following fields of AddressPostalType will always be null: DistrictSubdivisionIdentifier, MailDeliverySublocationIdentifier, PostOfficeBoxIdentifier.</text:p>
      <text:h text:style-name="Heading_20_2" text:outline-level="2">Road name</text:h>
      <text:p text:style-name="Normal">A few roads are repeated in the view AA73000V. In this case, the row with highest RoadEndDate (VEJ_OPHOR_TS) is used to get the road name and addressing name.</text:p>
      <text:h text:style-name="Heading_20_2" text:outline-level="2">Special road code</text:h>
      <text:p text:style-name="Normal">It is assumed that special road code (SpecielVejkodeIndikator) means a high road code (9900-9999)</text:p>
      <text:h text:style-name="Heading_20_2" text:outline-level="2">AndreAdresse</text:h>
      <text:p text:style-name="Normal">The element EgenskabType. AndreAdresse will always be null.</text:p>
      <text:h text:style-name="Heading_20_2" text:outline-level="2">Date uncertainty</text:h>
      <text:p text:style-name="Normal">Most of the dates have uncertainty flags. The date value is assumed known and certain if the flag has a value of ‘ ‘ (empty period)</text:p>
      <text:h text:style-name="Heading_20_2" text:outline-level="2">Gender</text:h>
      <text:p text:style-name="Normal">Although the PART standard allows for the unspecified gender, it is assumed that KON (Gender) field will always have either ‘K’ or ‘M’. An exception is thrown otherwise.</text:p>
      <text:h text:style-name="Heading_20_2" text:outline-level="2">CivilStatusType</text:h>
      <text:p text:style-name="Normal">Since there is no civil (marital) status for dead people in the PART standard, a dead person will always have his CivilStatusType. CivilStatusKode = CivilStatusKodeType. Ugift.</text:p>
      <text:h text:style-name="Heading_20_2" text:outline-level="2"><text:soft-page-break/>LivStatusType</text:h>
      <text:p text:style-name="Normal">A person with a false birth date uncertainty flag and a civil status other than 70 and 90 is assumed to be not born yet and will have its LivStatusType.LivStatusKode = LivStatusKodeType.Prenatal.</text:p>
      <text:p text:style-name="Normal">Also, a person with a false civil registration status uncertainty date will have his LivStatusType. TilstandVirkning as an open interval (on both sides)</text:p>
      <text:h text:style-name="Heading_20_2" text:outline-level="2">Church membership</text:h>
      <text:p text:style-name="Normal">Membership of Danish national church are identified by the value ‘F’ in column JY64000V.FOLKEKIRK_TILH_MRK. All other values (‘U’, ‘A, ‘M’, ‘S’) are assumed to mean a non member.</text:p>
      <text:h text:style-name="Heading_20_2" text:outline-level="2">Zero CPR Number for related persons</text:h>
      <text:p text:style-name="Normal">When filling relationships (RelationListeType), the CPR number for a related person is sometimes <text:s/>zero where is should not be. In this case, the array of relationships (PersonRelationType) is created with zero elements. This is the case in</text:p>
      <text:list xml:id="list34347991" text:continue-numbering="true" text:style-name="L1">
        <text:list-item>
          <text:p text:style-name="P3">RelationListeType. Fader - when FatherPNR (PERSONNUMMER_FAR) is zero</text:p>
        </text:list-item>
        <text:list-item>
          <text:p text:style-name="P3">RelationListeType.Moder - when MotherPNR (PERSONNUMMER_MOR) is zero</text:p>
        </text:list-item>
        <text:list-item>
          <text:p text:style-name="P3">RelationListeType. Aegtefaelle - when SpousePNR (PERSONNR_AGTEFALLE) is zero and CivilStatus is ‘G’,’F’ or ’E’. </text:p>
        </text:list-item>
        <text:list-item>
          <text:p text:style-name="P3">RelationListeType. RegistreretPartner - when SpousePNR (PERSONNR_AGTEFALLE) is zero and CivilStatus is ‘P’,’O’ or ’L’.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name-complex="Times New Roman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style-asian="italic" style:font-weight-asian="bold" style:font-name-complex="Times New Roman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complex="Times New Roman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0pt" style:font-size-asian="10pt" style:font-name-complex="Times New Roman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name-complex="Times New Roman" style:font-size-complex="10pt" style:font-style-complex="italic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size-asian="26pt" style:font-name-complex="Times New Roman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size-asian="12pt" style:font-style-asian="italic" style:font-name-complex="Times New Roman" style:font-size-complex="12pt" style:font-style-complex="italic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="0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Calibri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103</meta:generator>
    <dc:title/>
    <dc:description/>
    <dc:subject/>
    <meta:initial-creator>Beemen Beshara</meta:initial-creator>
    <meta:creation-date>2011-11-13T15:14:00Z</meta:creation-date>
    <dc:date>2012-02-28T14:20:41.33</dc:date>
    <meta:editing-cycles>21</meta:editing-cycles>
    <meta:editing-duration>PT5H31M27S</meta:editing-duration>
    <meta:document-statistic meta:table-count="1" meta:image-count="0" meta:object-count="0" meta:page-count="3" meta:paragraph-count="0" meta:word-count="565" meta:character-count="4053" meta:non-whitespace-character-count="3554"/>
    <meta:template xlink:type="simple" xlink:actuate="onRequest" xlink:title="" xlink:href="Normal.dotm"/>
  </office:meta>
</office:document-meta>
</file>